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1BA00000164000001C8178CD34A.svg" manifest:media-type="image/svg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1" fo:background-color="transparent" style:writing-mode="lr-tb"/>
      <style:text-properties style:font-name="Calibri1" fo:font-size="11pt" fo:font-weight="bold" officeooo:rsid="00d3fe33" officeooo:paragraph-rsid="0043939f" style:font-size-asian="11pt" style:font-weight-asian="bold" style:font-name-complex="Calibri2" style:font-size-complex="11pt" style:font-weight-complex="bold"/>
    </style:style>
    <style:style style:name="P2" style:family="paragraph">
      <loext:graphic-properties draw:fill="none" draw:fill-color="#b2b2b2" draw:opacity="50%"/>
    </style:style>
    <style:style style:name="P3" style:family="paragraph" style:parent-style-name="Heading_20_2" style:master-page-name="">
      <loext:graphic-properties draw:fill="none" draw:fill-color="#ff7644"/>
      <style:paragraph-properties fo:margin-left="0cm" fo:margin-right="0cm" fo:margin-top="0.349cm" fo:margin-bottom="0cm" style:contextual-spacing="false" fo:text-align="start" style:justify-single-word="false" fo:orphans="2" fo:widows="2" fo:text-indent="0.199cm" style:auto-text-indent="false" style:page-number="auto" fo:background-color="transparent" style:writing-mode="lr-tb"/>
      <style:text-properties officeooo:paragraph-rsid="0043939f"/>
    </style:style>
    <style:style style:name="P4" style:family="paragraph">
      <loext:graphic-properties draw:fill="solid" draw:fill-color="#dddddd" draw:opacity="50%"/>
    </style:style>
    <style:style style:name="P5" style:family="paragraph" style:parent-style-name="Standard">
      <style:paragraph-properties fo:margin-top="0.4cm" fo:margin-bottom="0.3cm" style:contextual-spacing="false"/>
      <style:text-properties officeooo:paragraph-rsid="00b398df"/>
    </style:style>
    <style:style style:name="P6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00a82" officeooo:paragraph-rsid="00400a82"/>
    </style:style>
    <style:style style:name="P7" style:family="paragraph">
      <loext:graphic-properties draw:fill-color="#dddddd" draw:opacity="50%"/>
      <style:text-properties fo:font-size="12pt"/>
    </style:style>
    <style:style style:name="P8" style:family="paragraph">
      <loext:graphic-properties draw:fill-color="#dddddd" draw:opacity="50%"/>
    </style:style>
    <style:style style:name="P9" style:family="paragraph" style:parent-style-name="Standard" style:list-style-name="WWNum1" style:master-page-name="">
      <loext:graphic-properties draw:fill="none"/>
      <style:paragraph-properties fo:margin-left="0.77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paragraph-rsid="00811482" style:font-size-asian="11pt" style:font-size-complex="11pt"/>
    </style:style>
    <style:style style:name="P10" style:family="paragraph" style:parent-style-name="Standard" style:list-style-name="WWNum1">
      <style:paragraph-properties fo:margin-left="0.771cm" fo:margin-right="0cm" fo:text-indent="-0.6cm" style:auto-text-indent="false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1" style:family="paragraph" style:parent-style-name="Standard" style:list-style-name="WWNum1">
      <loext:graphic-properties draw:fill="none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="0cm" fo:border="none" style:shadow="none" style:writing-mode="lr-tb" style:join-border="false"/>
      <style:text-properties fo:font-size="11pt" officeooo:paragraph-rsid="00811482" style:font-size-asian="11pt" style:font-size-complex="11pt"/>
    </style:style>
    <style:style style:name="P12" style:family="paragraph" style:parent-style-name="Heading_20_2" style:master-page-name=""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style:writing-mode="lr-tb"/>
      <style:text-properties officeooo:paragraph-rsid="00400a82"/>
    </style:style>
    <style:style style:name="P13" style:family="paragraph" style:parent-style-name="Standard" style:list-style-name="WWNum1" style:master-page-name="">
      <style:paragraph-properties fo:margin-left="0.771cm" fo:margin-right="0cm" fo:margin-top="0.3cm" fo:margin-bottom="0cm" style:contextual-spacing="false" fo:text-indent="-0.6cm" style:auto-text-indent="false" style:page-number="auto" fo:padding="0cm" fo:border="none" style:shadow="none" style:join-border="false"/>
      <style:text-properties fo:font-size="11pt" officeooo:rsid="00effcc7" officeooo:paragraph-rsid="00811482" fo:background-color="transparent" style:font-size-asian="11pt" style:font-size-complex="11pt"/>
    </style:style>
    <style:style style:name="P14" style:family="paragraph" style:parent-style-name="Standard" style:list-style-name="WWNum1">
      <style:paragraph-properties fo:margin-left="0.771cm" fo:margin-right="0cm" fo:margin-top="0cm" fo:margin-bottom="0cm" style:contextual-spacing="false" fo:text-indent="-0.6cm" style:auto-text-indent="false" fo:padding="0cm" fo:border="none" style:shadow="none" style:join-border="false"/>
      <style:text-properties fo:font-size="11pt" officeooo:rsid="00effcc7" officeooo:paragraph-rsid="00811482" fo:background-color="transparent" style:font-size-asian="11pt" style:font-size-complex="11pt"/>
    </style:style>
    <style:style style:name="P15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16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 fo:background-color="transparent"/>
    </style:style>
    <style:style style:name="P17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  <style:text-properties officeooo:paragraph-rsid="00a5be67"/>
    </style:style>
    <style:style style:name="P18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fo:font-size="11pt" officeooo:paragraph-rsid="00c18ebc" style:font-size-asian="11pt" style:font-size-complex="11pt"/>
    </style:style>
    <style:style style:name="P19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officeooo:paragraph-rsid="00c18ebc"/>
    </style:style>
    <style:style style:name="P20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style:font-name="Calibri1" fo:font-size="11pt" fo:font-weight="bold" officeooo:rsid="009767ad" officeooo:paragraph-rsid="0098787b" fo:background-color="transparent" style:font-size-asian="11pt" style:font-weight-asian="bold" style:font-name-complex="Calibri2" style:font-size-complex="11pt"/>
    </style:style>
    <style:style style:name="P21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style:writing-mode="lr-tb"/>
      <style:text-properties officeooo:paragraph-rsid="00a03517"/>
    </style:style>
    <style:style style:name="P22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style:font-name="Calibri1" fo:font-size="11pt" officeooo:rsid="00940f58" officeooo:paragraph-rsid="00c18ebc" fo:background-color="transparent" style:font-size-asian="11pt" style:font-name-complex="Calibri2" style:font-size-complex="11pt"/>
    </style:style>
    <style:style style:name="P23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officeooo:paragraph-rsid="00c18ebc"/>
    </style:style>
    <style:style style:name="P24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c0beb"/>
    </style:style>
    <style:style style:name="P25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style:page-number="auto" fo:background-color="#f3f8fe" fo:padding="0cm" fo:border="none" style:shadow="none" style:join-border="false"/>
      <style:text-properties officeooo:paragraph-rsid="0096c129"/>
    </style:style>
    <style:style style:name="P26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officeooo:paragraph-rsid="0098787b"/>
    </style:style>
    <style:style style:name="P27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text-indent="-0.6cm" style:auto-text-indent="false" style:page-number="auto" fo:background-color="#fff0ea" fo:padding="0cm" fo:border="none" style:shadow="none" style:join-border="false"/>
      <style:text-properties officeooo:paragraph-rsid="00c1c209"/>
    </style:style>
    <style:style style:name="P28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/>
    </style:style>
    <style:style style:name="P29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3f8fe" fo:padding="0cm" fo:border="none" style:shadow="none" style:writing-mode="lr-tb" style:join-border="false">
        <style:tab-stops/>
      </style:paragraph-properties>
    </style:style>
    <style:style style:name="P30" style:family="paragraph" style:parent-style-name="Standard" style:list-style-name="WWNum1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ff0ea" fo:padding="0cm" fo:border="none" style:shadow="none" style:writing-mode="lr-tb" style:join-border="false"/>
      <style:text-properties officeooo:paragraph-rsid="0096ddb4"/>
    </style:style>
    <style:style style:name="P31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8787b"/>
    </style:style>
    <style:style style:name="P32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3f8fe" fo:padding="0cm" fo:border="none" style:shadow="none" style:writing-mode="lr-tb" style:join-border="false"/>
      <style:text-properties officeooo:paragraph-rsid="00c36080"/>
    </style:style>
    <style:style style:name="P33" style:family="paragraph" style:parent-style-name="Heading_20_2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93dfdf"/>
    </style:style>
    <style:style style:name="P34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5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36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be714"/>
    </style:style>
    <style:style style:name="P37" style:family="paragraph" style:parent-style-name="Heading_20_2" style:master-page-name="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38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39" style:family="paragraph" style:parent-style-name="Standard" style:master-page-name="">
      <loext:graphic-properties draw:fill="none"/>
      <style:paragraph-properties fo:margin-left="0.199cm" fo:margin-right="0.199cm" fo:margin-top="0.3cm" fo:margin-bottom="0.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P40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P41" style:family="paragraph" style:parent-style-name="Standard">
      <loext:graphic-properties draw:fill="none"/>
      <style:paragraph-properties fo:margin-left="0.199cm" fo:margin-right="0.199cm" fo:margin-top="0.402cm" fo:margin-bottom="0.402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officeooo:rsid="0043939f"/>
    </style:style>
    <style:style style:name="T3" style:family="text">
      <style:text-properties style:text-underline-style="none" fo:font-weight="normal" officeooo:rsid="0043939f" fo:background-color="#eee97e" loext:char-shading-value="0" style:font-weight-asian="normal" style:font-weight-complex="normal"/>
    </style:style>
    <style:style style:name="T4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Calibri1" fo:font-size="11pt" fo:font-weight="normal" officeooo:rsid="00ed588f" style:font-size-asian="11pt" style:font-weight-asian="normal" style:font-size-complex="11pt" style:font-weight-complex="normal"/>
    </style:style>
    <style:style style:name="T6" style:family="text">
      <style:text-properties officeooo:rsid="00811482" fo:background-color="transparent" loext:char-shading-value="0"/>
    </style:style>
    <style:style style:name="T7" style:family="text">
      <style:text-properties officeooo:rsid="00ad842e" fo:background-color="transparent" loext:char-shading-value="0"/>
    </style:style>
    <style:style style:name="T8" style:family="text">
      <style:text-properties officeooo:rsid="0088299b" fo:background-color="transparent" loext:char-shading-value="0"/>
    </style:style>
    <style:style style:name="T9" style:family="text">
      <style:text-properties officeooo:rsid="00896972" fo:background-color="transparent" loext:char-shading-value="0"/>
    </style:style>
    <style:style style:name="T10" style:family="text">
      <style:text-properties officeooo:rsid="009248c1" fo:background-color="transparent" loext:char-shading-value="0"/>
    </style:style>
    <style:style style:name="T11" style:family="text">
      <style:text-properties officeooo:rsid="00400a82"/>
    </style:style>
    <style:style style:name="T12" style:family="text">
      <style:text-properties officeooo:rsid="00f33cc4"/>
    </style:style>
    <style:style style:name="T13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4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5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16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17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18" style:family="text">
      <style:text-properties style:font-name="Calibri1" fo:font-size="11pt" fo:font-weight="bold" officeooo:rsid="009767ad" style:font-size-asian="11pt" style:font-weight-asian="bold" style:font-name-complex="Calibri2" style:font-size-complex="11pt"/>
    </style:style>
    <style:style style:name="T19" style:family="text">
      <style:text-properties fo:color="#d8643a" loext:opacity="100%"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 style:font-weight-complex="bold"/>
    </style:style>
    <style:style style:name="T20" style:family="text">
      <style:text-properties style:font-name="Calibri1" officeooo:rsid="00940f58" fo:background-color="transparent" loext:char-shading-value="0" style:font-name-complex="Calibri2"/>
    </style:style>
    <style:style style:name="T21" style:family="text">
      <style:text-properties style:font-name="Calibri1" fo:background-color="transparent" loext:char-shading-value="0" style:font-name-complex="Calibri2"/>
    </style:style>
    <style:style style:name="T22" style:family="text">
      <style:text-properties style:font-name="Calibri1" officeooo:rsid="005ab2ed" fo:background-color="transparent" loext:char-shading-value="0" style:font-name-complex="Calibri2"/>
    </style:style>
    <style:style style:name="T23" style:family="text">
      <style:text-properties style:font-name="Calibri1" officeooo:rsid="001aa24e" fo:background-color="transparent" loext:char-shading-value="0" style:font-name-complex="Calibri2"/>
    </style:style>
    <style:style style:name="T24" style:family="text">
      <style:text-properties style:font-name="Calibri1" officeooo:rsid="005af4d8" fo:background-color="transparent" loext:char-shading-value="0" style:font-name-complex="Calibri2"/>
    </style:style>
    <style:style style:name="T25" style:family="text">
      <style:text-properties style:font-name="Calibri1" officeooo:rsid="005bf07b" fo:background-color="transparent" loext:char-shading-value="0" style:font-name-complex="Calibri2"/>
    </style:style>
    <style:style style:name="T26" style:family="text">
      <style:text-properties style:font-name="Calibri1" fo:font-size="11pt" officeooo:rsid="00940f58" fo:background-color="transparent" loext:char-shading-value="0" style:font-size-asian="11pt" style:font-name-complex="Calibri2" style:font-size-complex="11pt"/>
    </style:style>
    <style:style style:name="T27" style:family="text">
      <style:text-properties style:font-name="Calibri1" fo:font-size="11pt" officeooo:rsid="001ce79d" fo:background-color="transparent" loext:char-shading-value="0" style:font-size-asian="11pt" style:font-name-complex="Calibri2" style:font-size-complex="11pt"/>
    </style:style>
    <style:style style:name="T28" style:family="text">
      <style:text-properties style:font-name="Calibri1" fo:font-size="11pt" officeooo:rsid="005ab2ed" fo:background-color="transparent" loext:char-shading-value="0" style:font-size-asian="11pt" style:font-name-complex="Calibri2" style:font-size-complex="11pt"/>
    </style:style>
    <style:style style:name="T29" style:family="text">
      <style:text-properties style:font-name="Calibri1" fo:font-size="11pt" officeooo:rsid="009d3b48" fo:background-color="transparent" loext:char-shading-value="0" style:font-size-asian="11pt" style:font-name-complex="Calibri2" style:font-size-complex="11pt"/>
    </style:style>
    <style:style style:name="T30" style:family="text">
      <style:text-properties style:font-name="Calibri1" fo:font-size="11pt" officeooo:rsid="005bf07b" fo:background-color="transparent" loext:char-shading-value="0" style:font-size-asian="11pt" style:font-name-complex="Calibri2" style:font-size-complex="11pt"/>
    </style:style>
    <style:style style:name="T31" style:family="text">
      <style:text-properties style:font-name="Calibri1" fo:font-size="11pt" officeooo:rsid="007a9380" fo:background-color="transparent" loext:char-shading-value="0" style:font-size-asian="11pt" style:font-name-complex="Calibri2" style:font-size-complex="11pt"/>
    </style:style>
    <style:style style:name="T32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33" style:family="text">
      <style:text-properties style:font-name="Calibri1" fo:font-size="11pt" officeooo:rsid="005dac39" fo:background-color="transparent" loext:char-shading-value="0" style:font-size-asian="11pt" style:font-name-complex="Calibri2" style:font-size-complex="11pt"/>
    </style:style>
    <style:style style:name="T34" style:family="text">
      <style:text-properties style:font-name="Calibri1" officeooo:rsid="006defbb" fo:background-color="transparent" loext:char-shading-value="0" style:font-name-complex="Calibri2"/>
    </style:style>
    <style:style style:name="T35" style:family="text">
      <style:text-properties style:font-name="Calibri1" officeooo:rsid="005dac39" fo:background-color="transparent" loext:char-shading-value="0" style:font-name-complex="Calibri2"/>
    </style:style>
    <style:style style:name="T36" style:family="text">
      <style:text-properties style:font-name="Calibri1" fo:font-size="11pt" officeooo:rsid="005af4d8" fo:background-color="transparent" loext:char-shading-value="0" style:font-size-asian="11pt" style:font-name-complex="Calibri2" style:font-size-complex="11pt"/>
    </style:style>
    <style:style style:name="T37" style:family="text">
      <style:text-properties style:font-name="Calibri1" fo:font-size="11pt" officeooo:rsid="007cb206" fo:background-color="transparent" loext:char-shading-value="0" style:font-size-asian="11pt" style:font-name-complex="Calibri2" style:font-size-complex="11pt"/>
    </style:style>
    <style:style style:name="T38" style:family="text">
      <style:text-properties style:font-name="Calibri1" fo:font-size="11pt" fo:background-color="transparent" loext:char-shading-value="0" style:font-size-asian="11pt" style:font-name-complex="Calibri2" style:font-size-complex="11pt"/>
    </style:style>
    <style:style style:name="T39" style:family="text">
      <style:text-properties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/>
    </style:style>
    <style:style style:name="T40" style:family="text">
      <style:text-properties style:font-name="Calibri1" fo:font-size="11pt" fo:font-weight="bold" officeooo:rsid="001366e7" fo:background-color="transparent" loext:char-shading-value="0" style:font-size-asian="11pt" style:font-weight-asian="bold" style:font-name-complex="Calibri2" style:font-size-complex="11pt"/>
    </style:style>
    <style:style style:name="T41" style:family="text">
      <style:text-properties style:font-name="Calibri1" fo:font-size="11pt" fo:font-weight="bold" officeooo:rsid="00a1b1f0" fo:background-color="transparent" loext:char-shading-value="0" style:font-size-asian="11pt" style:font-weight-asian="bold" style:font-name-complex="Calibri2" style:font-size-complex="11pt"/>
    </style:style>
    <style:style style:name="T42" style:family="text">
      <style:text-properties style:font-name="Calibri1" fo:font-size="11pt" fo:font-weight="bold" officeooo:rsid="009d5b10" fo:background-color="transparent" loext:char-shading-value="0" style:font-size-asian="11pt" style:font-weight-asian="bold" style:font-name-complex="Calibri2" style:font-size-complex="11pt"/>
    </style:style>
    <style:style style:name="T43" style:family="text">
      <style:text-properties style:font-name="Calibri1" officeooo:rsid="00940f58" style:font-name-complex="Calibri2"/>
    </style:style>
    <style:style style:name="T44" style:family="text">
      <style:text-properties style:font-name="Calibri1" style:font-name-complex="Calibri2"/>
    </style:style>
    <style:style style:name="T45" style:family="text">
      <style:text-properties style:font-name="Calibri1" officeooo:rsid="001aa24e" style:font-name-complex="Calibri2"/>
    </style:style>
    <style:style style:name="T46" style:family="text">
      <style:text-properties style:font-name="Calibri1" officeooo:rsid="005310b8" style:font-name-complex="Calibri2"/>
    </style:style>
    <style:style style:name="T47" style:family="text">
      <style:text-properties style:font-name="Calibri1" officeooo:rsid="005bf07b" style:font-name-complex="Calibri2"/>
    </style:style>
    <style:style style:name="T48" style:family="text">
      <style:text-properties style:font-name="Calibri1" officeooo:rsid="007cb206" style:font-name-complex="Calibri2"/>
    </style:style>
    <style:style style:name="T49" style:family="text">
      <style:text-properties style:font-name="Calibri1" style:text-underline-style="none" officeooo:rsid="00a7140f" fo:background-color="#eee97e" loext:char-shading-value="0" style:font-name-complex="Calibri2" style:text-overline-style="none" style:text-overline-color="font-color"/>
    </style:style>
    <style:style style:name="T50" style:family="text">
      <style:text-properties style:font-name="Calibri1" style:text-underline-style="none" officeooo:rsid="007cb206" fo:background-color="#eee97e" loext:char-shading-value="0" style:font-name-complex="Calibri2" style:text-overline-style="none" style:text-overline-color="font-color"/>
    </style:style>
    <style:style style:name="T51" style:family="text">
      <style:text-properties style:font-name="Calibri1" fo:font-weight="bold" officeooo:rsid="007cb206" style:font-weight-asian="bold" style:font-name-complex="Calibri2" style:font-weight-complex="bold"/>
    </style:style>
    <style:style style:name="T52" style:family="text">
      <style:text-properties style:font-name="Calibri1" fo:font-weight="bold" officeooo:rsid="00940f58" fo:background-color="transparent" loext:char-shading-value="0" style:font-weight-asian="bold" style:font-name-complex="Calibri2" style:font-weight-complex="bold"/>
    </style:style>
    <style:style style:name="T53" style:family="text">
      <style:text-properties style:font-name="Calibri1" officeooo:rsid="0059ad0b" style:font-name-complex="Calibri2"/>
    </style:style>
    <style:style style:name="T54" style:family="text">
      <style:text-properties style:font-name="Calibri1" fo:font-size="11pt" fo:font-weight="bold" fo:background-color="transparent" loext:char-shading-value="0" style:font-size-asian="11pt" style:font-weight-asian="bold" style:font-name-complex="Calibri2" style:font-size-complex="11pt"/>
    </style:style>
    <style:style style:name="T55" style:family="text">
      <style:text-properties style:font-name="Calibri1" fo:font-size="11pt" fo:font-weight="bold" officeooo:rsid="0096ddb4" fo:background-color="transparent" loext:char-shading-value="0" style:font-size-asian="11pt" style:font-weight-asian="bold" style:font-name-complex="Calibri2" style:font-size-complex="11pt"/>
    </style:style>
    <style:style style:name="T56" style:family="text">
      <style:text-properties style:font-name="Calibri1" fo:font-size="11pt" fo:font-weight="bold" officeooo:rsid="00d2c2e7" fo:background-color="transparent" loext:char-shading-value="0" style:font-size-asian="11pt" style:font-weight-asian="bold" style:font-name-complex="Calibri2" style:font-size-complex="11pt"/>
    </style:style>
    <style:style style:name="T57" style:family="text">
      <style:text-properties fo:color="#d8643a" loext:opacity="100%" style:font-name="Calibri1" fo:font-size="11pt" fo:font-style="normal" fo:font-weight="bold" officeooo:rsid="0096c129" fo:background-color="transparent" loext:char-shading-value="0" style:font-size-asian="11pt" style:font-style-asian="normal" style:font-weight-asian="bold" style:font-name-complex="Calibri2" style:font-size-complex="11pt" style:font-style-complex="normal" style:font-weight-complex="bold"/>
    </style:style>
    <style:style style:name="T58" style:family="text">
      <style:text-properties fo:font-size="11pt" fo:font-style="normal" officeooo:rsid="0096ddb4" style:font-size-asian="11pt" style:font-style-asian="normal" style:font-size-complex="11pt" style:font-style-complex="normal"/>
    </style:style>
    <style:style style:name="T59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60" style:family="text">
      <style:text-properties style:font-name="Calibri1" fo:font-size="11pt" officeooo:rsid="00940f58" style:font-size-asian="11pt" style:font-name-complex="Calibri2" style:font-size-complex="11pt"/>
    </style:style>
    <style:style style:name="T61" style:family="text">
      <style:text-properties style:font-name="Calibri1" fo:font-size="11pt" officeooo:rsid="005bf07b" style:font-size-asian="11pt" style:font-name-complex="Calibri2" style:font-size-complex="11pt"/>
    </style:style>
    <style:style style:name="T62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63" style:family="text">
      <style:text-properties style:font-name="Calibri1" fo:font-size="11pt" fo:font-weight="bold" officeooo:rsid="00a751c5" style:font-size-asian="11pt" style:font-weight-asian="bold" style:font-name-complex="Calibri2" style:font-size-complex="11pt" style:font-weight-complex="bold"/>
    </style:style>
    <style:style style:name="T64" style:family="text">
      <style:text-properties style:font-name="Calibri1" fo:font-size="11pt" fo:font-weight="bold" officeooo:rsid="00940f58" fo:background-color="transparent" loext:char-shading-value="0" style:font-size-asian="11pt" style:font-weight-asian="bold" style:font-name-complex="Calibri2" style:font-size-complex="11pt" style:font-weight-complex="bold"/>
    </style:style>
    <style:style style:name="T65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66" style:family="text">
      <style:text-properties style:font-name="Calibri1" fo:font-size="11pt" officeooo:rsid="001b7c95" style:font-size-asian="11pt" style:font-name-complex="Calibri2" style:font-size-complex="11pt"/>
    </style:style>
    <style:style style:name="T67" style:family="text">
      <style:text-properties officeooo:rsid="00940f58"/>
    </style:style>
    <style:style style:name="T68" style:family="text">
      <style:text-properties officeooo:rsid="005bf07b"/>
    </style:style>
    <style:style style:name="T69" style:family="text">
      <style:text-properties officeooo:rsid="0081de27"/>
    </style:style>
    <style:style style:name="T70" style:family="text">
      <style:text-properties style:font-name="Calibri1" fo:font-size="11pt" fo:font-weight="bold" officeooo:rsid="0096ddb4" style:font-size-asian="11pt" style:font-weight-asian="bold" style:font-name-complex="Calibri2" style:font-size-complex="11pt"/>
    </style:style>
    <style:style style:name="T71" style:family="text">
      <style:text-properties style:font-name="Calibri1" fo:font-size="11pt" fo:font-weight="bold" officeooo:rsid="00a8ec26" fo:background-color="transparent" loext:char-shading-value="0" style:font-size-asian="11pt" style:font-weight-asian="bold" style:font-name-complex="Calibri2" style:font-size-complex="11pt"/>
    </style:style>
    <style:style style:name="T72" style:family="text">
      <style:text-properties fo:font-size="11pt" fo:font-style="italic" officeooo:rsid="0096ddb4" style:font-size-asian="11pt" style:font-style-asian="italic" style:font-size-complex="11pt" style:font-style-complex="italic"/>
    </style:style>
    <style:style style:name="T73" style:family="text">
      <style:text-properties fo:font-size="11pt" officeooo:rsid="0096ddb4" style:font-size-asian="11pt" style:font-size-complex="11pt"/>
    </style:style>
    <style:style style:name="T74" style:family="text">
      <style:text-properties style:font-name="Calibri1" fo:font-size="11pt" fo:font-weight="bold" officeooo:rsid="00c36080" style:font-size-asian="11pt" style:font-weight-asian="bold" style:font-name-complex="Calibri2" style:font-size-complex="11pt"/>
    </style:style>
    <style:style style:name="T75" style:family="text">
      <style:text-properties style:font-name="Calibri1" fo:font-size="11pt" fo:font-weight="bold" officeooo:rsid="00e27de9" style:font-size-asian="11pt" style:font-weight-asian="bold" style:font-name-complex="Calibri2" style:font-size-complex="11pt"/>
    </style:style>
    <style:style style:name="T76" style:family="text">
      <style:text-properties fo:font-size="11pt" fo:font-style="italic" style:font-size-asian="11pt" style:font-style-asian="italic" style:font-size-complex="11pt" style:font-style-complex="italic"/>
    </style:style>
    <style:style style:name="T77" style:family="text">
      <style:text-properties fo:font-size="11pt" style:font-size-asian="11pt" style:font-size-complex="11pt"/>
    </style:style>
    <style:style style:name="T78" style:family="text">
      <style:text-properties fo:font-size="11pt" officeooo:rsid="00c44f0d" style:font-size-asian="11pt" style:font-size-complex="11pt"/>
    </style:style>
    <style:style style:name="T79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80" style:family="text">
      <style:text-properties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81" style:family="text">
      <style:text-properties style:font-name="Calibri1" fo:font-size="11pt" officeooo:rsid="00e04078" style:font-size-asian="11pt" style:font-name-complex="Calibri2" style:font-size-complex="11pt"/>
    </style:style>
    <style:style style:name="T82" style:family="text">
      <style:text-properties style:font-name="Calibri1" fo:font-size="11pt" officeooo:rsid="003c2c68" style:font-size-asian="11pt" style:font-name-complex="Calibri2" style:font-size-complex="11pt"/>
    </style:style>
    <style:style style:name="T83" style:family="text">
      <style:text-properties officeooo:rsid="00c53c3a"/>
    </style:style>
    <style:style style:name="T84" style:family="text">
      <style:text-properties officeooo:rsid="00c610d8"/>
    </style:style>
    <style:style style:name="gr1" style:family="graphic">
      <style:graphic-properties draw:stroke="none" draw:fill="none" draw:fill-color="#b2b2b2" draw:opacity="50%" draw:textarea-horizontal-align="justify" draw:textarea-vertical-align="middle" draw:auto-grow-height="false" fo:min-height="2.1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3465a4" draw:fill-color="#dddddd" draw:opacity="50%" draw:textarea-horizontal-align="justify" draw:textarea-vertical-align="middle" draw:auto-grow-height="false" fo:min-height="0.841cm" fo:min-width="15.926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3465a4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paragraph" draw:z-index="4" draw:name="Header box" draw:style-name="gr1" draw:text-style-name="P2" svg:width="15.925cm" svg:height="2.14cm" svg:x="0cm" svg:y="-0.012cm"><text:p/><draw:enhanced-geometry svg:viewBox="0 0 21600 21600" draw:mirror-horizontal="false" draw:mirror-vertical="false" draw:type="rectangle" draw:enhanced-path="M 0 0 L 21600 0 21600 21600 0 21600 0 0 Z N"/></draw:custom-shape>Name<text:tab/><text:tab/>Peter Smith<text:line-break/><text:span text:style-name="T2">Email<text:tab/><text:tab/></text:span><text:a xlink:type="simple" xlink:href="mailto:peter@cruelandunusual.be" text:style-name="Internet_20_link" text:visited-style-name="Visited_20_Internet_20_Link"><text:span text:style-name="T3">peter@cruelandunusual.be</text:span></text:a><text:span text:style-name="T2"><text:line-break/></text:span>Location<text:tab/>Edinburgh</text:p>
      <text:h text:style-name="P3" text:outline-level="2"><draw:custom-shape text:anchor-type="paragraph" draw:z-index="3" draw:name="Candidate Profile box" draw:style-name="gr2" draw:text-style-name="P4" svg:width="15.925cm" svg:height="0.86cm" svg:x="-0.002cm" svg:y="0.229cm"><text:p/><draw:enhanced-geometry svg:viewBox="0 0 21600 21600" draw:mirror-horizontal="false" draw:mirror-vertical="false" draw:type="rectangle" draw:enhanced-path="M 0 0 L 21600 0 21600 21600 0 21600 0 0 Z N"/></draw:custom-shape>CANDIDATE PROFILE</text:h>
      <text:p text:style-name="P5"><text:span text:style-name="Strong_20_Emphasis"><text:span text:style-name="T4">I am a skilled and creative editor with 16 years experience of collaborative working in a production environment and seven years of freelance experience before that. I have cut dramas, interview-led corporate case studies, long-form documentaries, short social media clips, animations, audio-only podcasts, and lots more.<text:line-break/>I am used to working in a fast-paced environment to challenging deadlines.<text:line-break/>I have worked </text:span></text:span><text:span text:style-name="Strong_20_Emphasis"><text:span text:style-name="T5">alongside</text:span></text:span><text:span text:style-name="Strong_20_Emphasis"><text:span text:style-name="T4"> directors and producers in the edit suite, as well as with clients on many occasions. <text:s/>I am equally comfortable working on my own initiative, whether from a detailed brief or a loose idea.<text:line-break/>I have vast experience of all aspects of the post-production pipeline: from ingesting and logging footage, to editing, colour correction and sound mastering, and archiving and retrieving projects to and from long-term storage.<text:line-break/>I am highly experienced with both Premiere Pro and Final Cut Pro, and also have experience of DaVinci Resolve and Avid Media Composer. I am very comfortable with After Effects and Adobe Audition, having used both extensively throughout my career, and am also experienced with Adobe Photoshop and Illustrator and the Microsoft Office suite.<text:line-break/>I also have years of experience of directing, producing, camera operating and location sound recording.<text:line-break/>I have strong technical skills, with wide experience of all major video and audio formats. I am comfortable with all operating systems and have experience of batch scripting and automation of tasks.<text:line-break/>I value working in a supportive and positive environment, and constantly strive to achieve the best results possible in my work. I am a fast learner, have excellent communication skills, and am strongly motivated to continue learning and growing in my career.</text:span></text:span></text:p>
      <text:h text:style-name="P6" text:outline-level="2"><draw:custom-shape text:anchor-type="paragraph" draw:z-index="1" draw:name="Key Skills box" draw:style-name="gr3" draw:text-style-name="P7" svg:width="15.927cm" svg:height="0.842cm" svg:x="0cm" svg:y="-0.10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Technical Skills box" draw:style-name="gr4" draw:text-style-name="P8" svg:width="15.925cm" svg:height="0.84cm" svg:x="0cm" svg:y="3.538cm"><text:p/><draw:enhanced-geometry svg:viewBox="0 0 21600 21600" draw:mirror-horizontal="false" draw:mirror-vertical="false" draw:type="rectangle" draw:enhanced-path="M 0 0 L 21600 0 21600 21600 0 21600 0 0 Z N"/></draw:custom-shape>KEY SKILLS</text:h>
      <text:list text:style-name="WWNum1">
        <text:list-item>
          <text:p text:style-name="P9"><text:span text:style-name="T6">Proven track record in working in demanding environment</text:span><text:span text:style-name="T7">s</text:span></text:p>
        </text:list-item>
        <text:list-item>
          <text:p text:style-name="P10">Proven team player with strong communication skills</text:p>
        </text:list-item>
        <text:list-item>
          <text:p text:style-name="P10"><text:span text:style-name="T6">Strong technical skills </text:span><text:span text:style-name="T8">and ability to adapt to new env</text:span><text:span text:style-name="T9">ironments</text:span><text:span text:style-name="T8">, absorb and learn new skills</text:span></text:p>
        </text:list-item>
        <text:list-item>
          <text:p text:style-name="P10"><text:span text:style-name="T6">Meticulous attention to detail, </text:span><text:span text:style-name="T8">delivering outcomes to the highest standard possible</text:span></text:p>
        </text:list-item>
        <text:list-item>
          <text:p text:style-name="P11"><text:span text:style-name="T10">Strong</text:span><text:span text:style-name="T6"> Microsoft Office skills (Excel, Word, etc.), </text:span><text:span text:style-name="T10">in addition to Google Sheets, Docs, etc.</text:span></text:p>
        </text:list-item>
      </text:list>
      <text:h text:style-name="P12" text:outline-level="2"><text:span text:style-name="T11">T</text:span><text:span text:style-name="T12">ECHNICAL SKILLS</text:span></text:h>
      <text:list text:continue-numbering="true" text:style-name="WWNum1">
        <text:list-item>
          <text:p text:style-name="P13">Premiere Pro</text:p>
        </text:list-item>
        <text:list-item>
          <text:p text:style-name="P14">Final Cut Pro</text:p>
        </text:list-item>
        <text:list-item>
          <text:p text:style-name="P14">After Effects</text:p>
        </text:list-item>
        <text:list-item>
          <text:p text:style-name="P14">DaVinci Resolve</text:p>
        </text:list-item>
        <text:list-item>
          <text:p text:style-name="P14">Avid Media Composer</text:p>
        </text:list-item>
        <text:list-item>
          <text:p text:style-name="P14">Adobe Audition</text:p>
        </text:list-item>
        <text:list-item>
          <text:p text:style-name="P14">Microsoft Office</text:p>
        </text:list-item>
        <text:list-item>
          <text:p text:style-name="P14">Google Workspace</text:p>
        </text:list-item>
      </text:list>
      <text:h text:style-name="P15" text:outline-level="2"><draw:custom-shape text:anchor-type="paragraph" draw:z-index="2" draw:name="Employment History box" draw:style-name="gr5" draw:text-style-name="P8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16"><text:soft-page-break/><text:span text:style-name="T13">Aug 2014 - </text:span><text:span text:style-name="T14">Nov 2024 – </text:span><text:span text:style-name="T15">Senior </text:span><text:span text:style-name="T16">Video</text:span><text:span text:style-name="T15"> </text:span><text:span text:style-name="T13">Edito</text:span><text:span text:style-name="T17">r, </text:span><text:span text:style-name="T13">Speakeasy Productions Ltd </text:span><text:span text:style-name="T18">(Edinburgh)</text:span></text:p>
      <text:list xml:id="list171929548541866" text:continue-numbering="true" text:style-name="WWNum1">
        <text:list-item>
          <text:p text:style-name="P17"><text:span text:style-name="Emphasis"><text:span text:style-name="T19">Permanent full-time role</text:span></text:span></text:p>
        </text:list-item>
      </text:list>
      <text:list xml:id="list1095987207" text:style-name="List_20_1">
        <text:list-item>
          <text:list>
            <text:list-item>
              <text:list>
                <text:list-item>
                  <text:p text:style-name="P18"><text:span text:style-name="T20">I w</text:span><text:span text:style-name="T21">ork</text:span><text:span text:style-name="T22">ed</text:span><text:span text:style-name="T21"> with </text:span><text:span text:style-name="T20">a large </text:span><text:span text:style-name="T23">production team</text:span><text:span text:style-name="T21"> and </text:span><text:span text:style-name="T24">internal and external </text:span><text:span text:style-name="T21">motion graphics artists to create </text:span><text:span text:style-name="T25">videos for private and public sector clients</text:span></text:p>
                </text:list-item>
                <text:list-item>
                  <text:p text:style-name="P19"><text:span text:style-name="T26">I m</text:span><text:span text:style-name="T27">anage</text:span><text:span text:style-name="T28">d</text:span><text:span text:style-name="T27"> all aspects of </text:span><text:span text:style-name="T29">the </text:span><text:span text:style-name="T27">editing </text:span><text:span text:style-name="T30">process</text:span><text:span text:style-name="T27">: </text:span><text:span text:style-name="T31">ingest, logging, </text:span><text:span text:style-name="T27">colour-correction, </text:span><text:span text:style-name="T32">audio mastering</text:span><text:span text:style-name="T27">, </text:span><text:span text:style-name="T32">motion </text:span><text:span text:style-name="T27">graphics, </text:span><text:span text:style-name="T32">subtitles, </text:span><text:span text:style-name="T33">picture-in-picture sign language, </text:span><text:span text:style-name="T31">delivery</text:span></text:p>
                </text:list-item>
                <text:list-item>
                  <text:p text:style-name="P18"><text:span text:style-name="T20">I w</text:span><text:span text:style-name="T25">orked across multiple projects concurrently, </text:span><text:span text:style-name="T34">at various stages of delivery, </text:span><text:span text:style-name="T35">often to tight deadlines</text:span></text:p>
                </text:list-item>
              </text:list>
            </text:list-item>
          </text:list>
        </text:list-item>
      </text:list>
      <text:p text:style-name="P20">Dec 2008 - Aug 2014 – Senior Video Editor, Republic Productions Ltd (Edinburgh)</text:p>
      <text:list xml:id="list171928744410557" text:continue-list="list171929548541866" text:style-name="WWNum1">
        <text:list-item>
          <text:p text:style-name="P21"><text:span text:style-name="Emphasis"><text:span text:style-name="T19">Permanent full-time role</text:span></text:span></text:p>
        </text:list-item>
      </text:list>
      <text:list xml:id="list171928712152063" text:continue-list="list1095987207" text:style-name="List_20_1">
        <text:list-item>
          <text:list>
            <text:list-item>
              <text:list>
                <text:list-item>
                  <text:p text:style-name="P22">As the company’s senior editor I was responsible for all technical and aesthetic aspects of video editing</text:p>
                </text:list-item>
                <text:list-item>
                  <text:p text:style-name="P23"><text:span text:style-name="T26">I r</text:span><text:span text:style-name="T32">ecord</text:span><text:span text:style-name="T36">ed </text:span><text:span text:style-name="T26">sound</text:span><text:span text:style-name="T36"> </text:span><text:span text:style-name="T32">and </text:span><text:span text:style-name="T37">operated camera</text:span><text:span text:style-name="T32"> </text:span><text:span text:style-name="T26">on location </text:span><text:span text:style-name="T32">when required</text:span></text:p>
                </text:list-item>
                <text:list-item>
                  <text:p text:style-name="P23"><text:span text:style-name="T26">I was responsible</text:span><text:span text:style-name="T30"> for m</text:span><text:span text:style-name="T38">aintenance of </text:span><text:span text:style-name="T30">all editing and production </text:span><text:span text:style-name="T38">software and hardware</text:span></text:p>
                </text:list-item>
                <text:list-item>
                  <text:p text:style-name="P23"><text:span text:style-name="T26">I was responsible</text:span><text:span text:style-name="T30"> for </text:span><text:span text:style-name="T32">procurement and </text:span><text:span text:style-name="T30">ongoing </text:span><text:span text:style-name="T32">maintenance of camera kit</text:span></text:p>
                </text:list-item>
              </text:list>
            </text:list-item>
          </text:list>
        </text:list-item>
      </text:list>
      <text:p text:style-name="P24"><text:span text:style-name="T39">Feb 2002 - Jan 2008</text:span><text:span text:style-name="T40"> – </text:span><text:span text:style-name="T39">Freelance Director / Producer / </text:span><text:span text:style-name="T41">Editor </text:span><text:span text:style-name="T42">(UK wide)</text:span></text:p>
      <text:list xml:id="list171930206952339" text:continue-list="list171928744410557" text:style-name="WWNum1">
        <text:list-item>
          <text:p text:style-name="P25"><text:span text:style-name="Emphasis"><text:span text:style-name="T19">Self-employed</text:span></text:span></text:p>
        </text:list-item>
      </text:list>
      <text:list xml:id="list171929442839799" text:continue-list="list171928712152063" text:style-name="List_20_1">
        <text:list-item>
          <text:list>
            <text:list-item>
              <text:list>
                <text:list-item>
                  <text:p text:style-name="P18"><text:span text:style-name="T43">I was responsible for d</text:span><text:span text:style-name="T44">irecting, </text:span><text:span text:style-name="T45">shooting </text:span><text:span text:style-name="T44">and editing </text:span><text:span text:style-name="T45">a variety of </text:span><text:span text:style-name="T44">projects </text:span><text:span text:style-name="T46">for public and private sector </text:span><text:span text:style-name="T47">clients</text:span></text:p>
                </text:list-item>
                <text:list-item>
                  <text:p text:style-name="P18"><text:span text:style-name="T43">I d</text:span><text:span text:style-name="T48">irected and shot a </text:span><text:a xlink:type="simple" xlink:href="https://youtu.be/InCGES-5KSg?si=RtQ8EHGtt-RBggbH&amp;t=0" text:style-name="Internet_20_link" text:visited-style-name="Visited_20_Internet_20_Link"><text:span text:style-name="T49">40-min </text:span><text:span text:style-name="T50">documentary</text:span></text:a><text:span text:style-name="T48"> on the Scottish band </text:span><text:span text:style-name="T51">Mogwai</text:span><text:span text:style-name="T48">, released along with their album </text:span><text:span text:style-name="T52">Mr</text:span><text:span text:style-name="T51">. Beast</text:span></text:p>
                </text:list-item>
                <text:list-item>
                  <text:p text:style-name="P18"><text:span text:style-name="T46">C</text:span><text:span text:style-name="T53">lients </text:span><text:span text:style-name="T20">included</text:span><text:span text:style-name="T53">: various music industry clients, including XL Recordings, Rock Action, Mogwai</text:span></text:p>
                </text:list-item>
                <text:list-item>
                  <text:p text:style-name="P18"><text:span text:style-name="T20">Communicating</text:span><text:span text:style-name="T44"> with end-user clients of all levels</text:span></text:p>
                </text:list-item>
              </text:list>
            </text:list-item>
          </text:list>
        </text:list-item>
      </text:list>
      <text:p text:style-name="P26"><text:span text:style-name="T39">Oct</text:span><text:span text:style-name="T54"> 200</text:span><text:span text:style-name="T55">3 - Mar</text:span><text:span text:style-name="T54"> 200</text:span><text:span text:style-name="T55">5</text:span><text:span text:style-name="T40"> – </text:span><text:span text:style-name="T55">Retail Shop Assistant, Bargain Books (Glasgow</text:span><text:span text:style-name="T56">)</text:span></text:p>
      <text:list text:continue-list="list171930206952339" text:style-name="WWNum1">
        <text:list-item>
          <text:p text:style-name="P27"><text:span text:style-name="Emphasis"><text:span text:style-name="T19">Permanent part-time role;</text:span></text:span><text:span text:style-name="Emphasis"><text:span text:style-name="T57"> </text:span></text:span><text:span text:style-name="Emphasis"><text:span text:style-name="T58">serving customers; cashing up; ordering new stock from wholesale supplier; shop floor stock replenishment</text:span></text:span></text:p>
        </text:list-item>
      </text:list>
      <text:p text:style-name="P28"><text:span text:style-name="T13">Jan 2000</text:span><text:span text:style-name="T54"> - </text:span><text:span text:style-name="T13">Dec 2001</text:span><text:span text:style-name="T40"> – </text:span><text:span text:style-name="T13">Software Developer, Agilent </text:span><text:span text:style-name="T54">Technologies</text:span><text:span text:style-name="T13"> GmbH </text:span><text:span text:style-name="T18">(</text:span><text:span text:style-name="T59">Stuttgart, Germany</text:span><text:span text:style-name="T18">)</text:span></text:p>
      <text:list xml:id="list171930796112758" text:continue-numbering="true" text:style-name="WWNum1">
        <text:list-item>
          <text:p text:style-name="P29"><text:span text:style-name="Emphasis"><text:span text:style-name="T19">Permanent full-time role</text:span></text:span></text:p>
        </text:list-item>
      </text:list>
      <text:list text:continue-list="list171929442839799" text:style-name="List_20_1">
        <text:list-item>
          <text:list>
            <text:list-item>
              <text:list>
                <text:list-item>
                  <text:p text:style-name="P19"><text:span text:style-name="T60">I </text:span><text:span text:style-name="T26">worked</text:span><text:span text:style-name="T61"> as part of a team developing </text:span><text:span text:style-name="T60">and maintaining</text:span><text:span text:style-name="T61"> </text:span><text:span text:style-name="T1">an in-house, </text:span><text:span text:style-name="T62">Oracle</text:span><text:span text:style-name="T1">-based, </text:span><text:span text:style-name="T63">Unix</text:span><text:span text:style-name="T61">-server hosted </text:span><text:span text:style-name="T1">payroll system</text:span></text:p>
                </text:list-item>
                <text:list-item>
                  <text:p text:style-name="P19"><text:span text:style-name="T60">I wrote </text:span><text:span text:style-name="T64">ASP</text:span><text:span text:style-name="T1">, </text:span><text:span text:style-name="T65">HTML</text:span><text:span text:style-name="T60">,</text:span><text:span text:style-name="T1"> </text:span><text:span text:style-name="T62">JavaScript</text:span><text:span text:style-name="T66"> </text:span><text:span text:style-name="T60">and </text:span><text:span text:style-name="T65">SQL</text:span><text:span text:style-name="T60"> to process user input, applying country-specific business logic as appropriate</text:span></text:p>
                </text:list-item>
                <text:list-item>
                  <text:p text:style-name="P19"><text:span text:style-name="T67">I w</text:span><text:span text:style-name="T68">rote </text:span><text:span text:style-name="T26">Bash</text:span><text:span text:style-name="T69"> </text:span><text:span text:style-name="T68">scripts to automate development and deployment tasks</text:span></text:p>
                </text:list-item>
              </text:list>
            </text:list-item>
          </text:list>
        </text:list-item>
      </text:list>
      <text:p text:style-name="P26"><text:span text:style-name="T70">Oct</text:span><text:span text:style-name="T13"> </text:span><text:span text:style-name="T70">1996</text:span><text:span text:style-name="T55"> - </text:span><text:span text:style-name="T70">Aug</text:span><text:span text:style-name="T13"> </text:span><text:span text:style-name="T70">1998</text:span><text:span text:style-name="T40"> – </text:span><text:span text:style-name="T55">Retail Shop Assistant, Bargain Books (East Kilbride</text:span><text:span text:style-name="T71">)</text:span></text:p>
      <text:list text:continue-list="list171930796112758" text:style-name="WWNum1">
        <text:list-item>
          <text:p text:style-name="P30"><text:span text:style-name="Emphasis"><text:span text:style-name="T19">Permanent part-time role;</text:span></text:span><text:span text:style-name="T72"> </text:span><text:span text:style-name="T73">serving customers; cashing up; ordering new stock from wholesale supplier; shop floor stock replenishment</text:span></text:p>
        </text:list-item>
      </text:list>
      <text:p text:style-name="P31"><text:span text:style-name="T74">Jul</text:span><text:span text:style-name="T75">y</text:span><text:span text:style-name="T70"> 199</text:span><text:span text:style-name="T74">2</text:span><text:span text:style-name="T70"> - </text:span><text:span text:style-name="T74">May</text:span><text:span text:style-name="T70"> 199</text:span><text:span text:style-name="T74">6</text:span><text:span text:style-name="T70"> – </text:span><text:span text:style-name="T74">Checkout</text:span><text:span text:style-name="T70"> Assistant, </text:span><text:span text:style-name="T74">Somerfield Supermarket</text:span><text:span text:style-name="T70"> (East </text:span><text:span text:style-name="T71">Kilbride</text:span><text:span text:style-name="T70">)</text:span></text:p>
      <text:list text:continue-numbering="true" text:style-name="WWNum1">
        <text:list-item>
          <text:p text:style-name="P32"><text:span text:style-name="Emphasis"><text:span text:style-name="T19">Permanent part-time role;</text:span></text:span><text:span text:style-name="T76"> </text:span><text:span text:style-name="T77">serving customers; cash </text:span><text:span text:style-name="T78">handling</text:span><text:span text:style-name="T77">; shop floor stock replenishment</text:span></text:p>
        </text:list-item>
      </text:list>
      <text:h text:style-name="P33" text:outline-level="2"><draw:custom-shape text:anchor-type="paragraph" draw:z-index="0" draw:name="Education and Qualifications box" draw:style-name="gr5" draw:text-style-name="P8" svg:width="15.925cm" svg:height="0.84cm" svg:x="0cm" svg:y="0.224cm"><text:p/><draw:enhanced-geometry svg:viewBox="0 0 21600 21600" draw:type="rectangle" draw:enhanced-path="M 0 0 L 21600 0 21600 21600 0 21600 0 0 Z N"/></draw:custom-shape>EDUCATION<text:span text:style-name="T79"> </text:span>AND<text:span text:style-name="T79"> </text:span>QUALIFICATIONS</text:h>
      <text:p text:style-name="P34"><text:span text:style-name="T62">1998 - 1999</text:span><text:span text:style-name="T1"> </text:span><text:span text:style-name="T62">– </text:span><text:span text:style-name="T80">Postgraduate Diploma Information Technology</text:span><text:span text:style-name="T1">, Glasgow Unive</text:span><text:span text:style-name="T81">­</text:span><text:span text:style-name="T1">rsity</text:span></text:p>
      <text:p text:style-name="P35"><text:span text:style-name="T62">1992 - 1996</text:span><text:span text:style-name="T1"> </text:span><text:span text:style-name="T62">– </text:span><text:span text:style-name="T80">MA Philosophy 2:1</text:span><text:span text:style-name="T1">, </text:span><text:span text:style-name="T82">Glasgow University</text:span></text:p>
      <text:p text:style-name="P36"><text:span text:style-name="T62">1986 - 1992</text:span><text:span text:style-name="T1"> </text:span><text:span text:style-name="T62">– </text:span><text:span text:style-name="T1">5 Highers, 1 Certificate of Sixth Year Studies, St Andrews High School</text:span></text:p>
      <text:h text:style-name="P37" text:outline-level="2"><draw:custom-shape text:anchor-type="paragraph" draw:z-index="5" draw:name="Voluntary work box" draw:style-name="gr5" draw:text-style-name="P8" svg:width="15.925cm" svg:height="0.84cm" svg:x="0cm" svg:y="0.118cm"><text:p/><draw:enhanced-geometry svg:viewBox="0 0 21600 21600" draw:mirror-horizontal="false" draw:mirror-vertical="false" draw:type="rectangle" draw:enhanced-path="M 0 0 L 21600 0 21600 21600 0 21600 0 0 Z N"/></draw:custom-shape><text:soft-page-break/>VOLUNTARY WORK AND OTHER INFORMATION</text:h>
      <text:p text:style-name="P38">2004 - 2005 – Volunteer, Glasgow Media Access Centre</text:p>
      <text:p text:style-name="P39">I <text:span text:style-name="T83">volunteered at Glasgow’s GMAC charity, which supports grassroots and amateur filmmakers by providing professional kit hire for much cheaper than standard rates, and provid</text:span><text:span text:style-name="T84">es</text:span><text:span text:style-name="T83"> practical training from industry professionals; standard volunteer positions were for three months, but I was asked to stay for a further three.</text:span></text:p>
      <text:p text:style-name="P40"><text:span text:style-name="T83">I </text:span>was responsible for checking equipment before and after hires, converting members’ videos between various formats (DV, BetaSP, etc), general maintenance of the equipment, and I helped organise and run their popular monthly event, Cafe Flicker, where members showed their most recent work. </text:p>
      <text:p text:style-name="P41">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white_20_to_20_blue_20_gradient" draw:display-name="white to blue gradient" draw:style="linear" draw:start-color="#ffffff" draw:end-color="#aac4e0" draw:start-intensity="100%" draw:end-intensity="100%" draw:angle="90deg" draw:border="0%">
      <loext:gradient-stop svg:offset="0" loext:color-type="rgb" loext:color-value="#ffffff"/>
      <loext:gradient-stop svg:offset="1" loext:color-type="rgb" loext:color-value="#aac4e0"/>
    </draw:gradient>
    <draw:gradient draw:name="white_20_to_20_even_20_lighter_20_peach" draw:display-name="white to even lighter peach" draw:style="linear" draw:start-color="#ffffff" draw:end-color="#ffe0d4" draw:start-intensity="100%" draw:end-intensity="100%" draw:angle="90deg" draw:border="0%">
      <loext:gradient-stop svg:offset="0" loext:color-type="rgb" loext:color-value="#ffffff"/>
      <loext:gradient-stop svg:offset="1" loext:color-type="rgb" loext:color-value="#ffe0d4"/>
    </draw:gradient>
    <draw:gradient draw:name="white_20_to_20_light_20_peach" draw:display-name="white to light peach" draw:style="linear" draw:start-color="#ffffff" draw:end-color="#ffcdbb" draw:start-intensity="100%" draw:end-intensity="100%" draw:angle="90deg" draw:border="0%">
      <loext:gradient-stop svg:offset="0" loext:color-type="rgb" loext:color-value="#ffffff"/>
      <loext:gradient-stop svg:offset="1" loext:color-type="rgb" loext:color-value="#ffcdbb"/>
    </draw:gradient>
    <draw:gradient draw:name="white_20_to_20_really_20_light_20_blue" draw:display-name="white to really light blue" draw:style="linear" draw:start-color="#ffffff" draw:end-color="#e7f1fc" draw:start-intensity="100%" draw:end-intensity="100%" draw:angle="90deg" draw:border="0%">
      <loext:gradient-stop svg:offset="0" loext:color-type="rgb" loext:color-value="#ffffff"/>
      <loext:gradient-stop svg:offset="1" loext:color-type="rgb" loext:color-value="#e7f1fc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_20_paragraph" style:display-name="title paragraph" style:family="paragraph" style:parent-style-name="Heading_20_2" style:next-style-name="Standard">
      <style:paragraph-properties fo:margin-top="0.353cm" fo:margin-bottom="0cm" style:contextual-spacing="false" fo:text-align="start" style:justify-single-word="false"/>
      <style:text-properties fo:color="#3374ab" loext:opacity="100%" style:font-name="Noto Sans" fo:font-family="'Noto Sans'" style:font-family-generic="swiss" style:font-pitch="variable" fo:font-weight="bold" style:language-asian="en" style:country-asian="GB" style:font-weight-asian="bold" style:font-size-complex="16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729fcf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image text:level="1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199cm" fo:height="0.349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Noto Sans Symbols'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3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49</meta:editing-cycles>
    <meta:creation-date>2019-04-22T12:44:00</meta:creation-date>
    <dc:date>2025-10-29T17:19:12.867539100</dc:date>
    <meta:editing-duration>PT17H6M54S</meta:editing-duration>
    <meta:generator>LibreOffice/25.8.1.1$Windows_X86_64 LibreOffice_project/54047653041915e595ad4e45cccea684809c77b5</meta:generator>
    <meta:print-date>2025-10-16T12:19:15.971190600</meta:print-date>
    <meta:printed-by>PDF files</meta:printed-by>
    <dc:description>Peter Smith CV</dc:description>
    <dc:title>Peter Smith CV</dc:title>
    <meta:document-statistic meta:table-count="0" meta:image-count="0" meta:object-count="0" meta:page-count="3" meta:paragraph-count="58" meta:word-count="895" meta:character-count="5823" meta:non-whitespace-character-count="5005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